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5.5cm" loext:decorative="false"/>
    </style:style>
    <style:style style:name="gr2" style:family="graphic" style:parent-style-name="standard">
      <style:graphic-properties svg:stroke-color="#666666" draw:fill-color="#808080" draw:textarea-horizontal-align="justify" draw:textarea-vertical-align="middle" draw:auto-grow-height="false" fo:min-height="2.75cm" fo:min-width="1.258cm" loext:decorative="false"/>
    </style:style>
    <style:style style:name="gr3" style:family="graphic" style:parent-style-name="standard">
      <style:graphic-properties svg:stroke-color="#b2b2b2" draw:fill-color="#cccccc" draw:textarea-horizontal-align="justify" draw:textarea-vertical-align="middle" draw:auto-grow-height="false" fo:min-height="5.75cm" fo:min-width="1cm" loext:decorative="false"/>
    </style:style>
    <style:style style:name="gr4" style:family="graphic" style:parent-style-name="standard">
      <style:graphic-properties svg:stroke-color="#666666" draw:fill-color="#808080" draw:textarea-horizontal-align="justify" draw:textarea-vertical-align="middle" draw:auto-grow-height="false" fo:min-height="2.75cm" fo:min-width="4cm" loext:decorative="false"/>
    </style:style>
    <style:style style:name="gr5" style:family="graphic" style:parent-style-name="standard">
      <style:graphic-properties svg:stroke-color="#b2b2b2" draw:fill-color="#cccccc" draw:textarea-horizontal-align="justify" draw:textarea-vertical-align="middle" draw:auto-grow-height="false" fo:min-height="1.75cm" fo:min-width="5.5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0.562cm" loext:decorative="false"/>
    </style:style>
    <style:style style:name="gr7" style:family="graphic" style:parent-style-name="Arrow_20_Line">
      <style:graphic-properties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1cm" loext:decorative="false"/>
    </style:style>
    <style:style style:name="gr9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0.25cm" svg:x="4.05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0.25cm" svg:x="4.0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8cm" svg:height="3cm" draw:transform="rotate (1.57568324870048) translate (5.559cm 5.27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6cm" draw:transform="rotate (1.57568324870048) translate (4.061cm 16.26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6cm" draw:transform="rotate (1.57568324870048) translate (4.046cm 13.26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3cm" draw:transform="rotate (1.57568324870048) translate (5.561cm 16.25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2cm" svg:x="4.05cm" svg:y="4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4.3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8.0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7" draw:text-style-name="P1" draw:layer="measurelines" svg:x1="11.95cm" svg:y1="11.75cm" svg:x2="11.95cm" svg:y2="16.25cm">
          <text:p text:style-name="P4">730</text:p>
        </draw:measure>
        <draw:measure draw:style-name="gr7" draw:text-style-name="P1" draw:layer="measurelines" svg:x1="4.05cm" svg:y1="11.5cm" svg:x2="10.05cm" svg:y2="11.5cm">
          <text:p text:style-name="P4">1270</text:p>
          <text:p text:style-name="P4"/>
        </draw:measure>
        <draw:measure draw:style-name="gr7" draw:text-style-name="P1" draw:layer="measurelines" svg:x1="10.8cm" svg:y1="11.75cm" svg:x2="10.8cm" svg:y2="13.25cm">
          <text:p text:style-name="P4">125</text:p>
          <text:p text:style-name="P4"/>
        </draw:measure>
        <draw:measure draw:style-name="gr7" draw:text-style-name="P1" draw:layer="measurelines" svg:x1="3.8cm" svg:y1="13.499cm" svg:x2="3.8cm" svg:y2="13.249cm">
          <text:p text:style-name="P4">40</text:p>
        </draw:measure>
        <draw:measure draw:style-name="gr7" draw:text-style-name="P1" draw:layer="measurelines" svg:x1="8.549cm" svg:y1="16.75cm" svg:x2="5.55cm" svg:y2="16.75cm">
          <text:p text:style-name="P4">1060</text:p>
        </draw:measure>
        <draw:custom-shape draw:style-name="gr8" draw:text-style-name="P1" draw:layer="layout" svg:width="1.5cm" svg:height="2cm" svg:x="6.3cm" svg:y="13cm">
          <text:p/>
          <draw:enhanced-geometry svg:viewBox="0 0 21600 21600" draw:type="rectangle" draw:enhanced-path="M 0 0 L 21600 0 21600 21600 0 21600 0 0 Z N"/>
        </draw:custom-shape>
        <draw:measure draw:style-name="gr7" draw:text-style-name="P1" draw:layer="measurelines" svg:x1="7.799cm" svg:y1="15.15cm" svg:x2="6.299cm" svg:y2="15.15cm">
          <text:p text:style-name="P4">200</text:p>
        </draw:measure>
        <draw:line draw:style-name="gr9" draw:text-style-name="P5" draw:layer="layout" svg:x1="5.05cm" svg:y1="6.25cm" svg:x2="5.05cm" svg:y2="6.75cm">
          <text:p/>
        </draw:line>
        <draw:line draw:style-name="gr9" draw:text-style-name="P5" draw:layer="layout" svg:x1="4.8cm" svg:y1="6.5cm" svg:x2="5.3cm" svg:y2="6.5cm">
          <text:p/>
        </draw:line>
        <draw:line draw:style-name="gr9" draw:text-style-name="P5" draw:layer="layout" svg:x1="8.8cm" svg:y1="6.25cm" svg:x2="8.8cm" svg:y2="6.75cm">
          <text:p/>
        </draw:line>
        <draw:line draw:style-name="gr9" draw:text-style-name="P5" draw:layer="layout" svg:x1="8.55cm" svg:y1="6.5cm" svg:x2="9.05cm" svg:y2="6.5cm">
          <text:p/>
        </draw:line>
        <draw:measure draw:style-name="gr7" draw:text-style-name="P1" draw:layer="measurelines" svg:x1="10.55cm" svg:y1="6.5cm" svg:x2="10.55cm" svg:y2="7.25cm">
          <text:p text:style-name="P4">100</text:p>
        </draw:measure>
        <draw:measure draw:style-name="gr7" draw:text-style-name="P1" draw:layer="measurelines" svg:x1="5.05cm" svg:y1="7.75cm" svg:x2="4.05cm" svg:y2="7.75cm">
          <text:p text:style-name="P4">200</text:p>
        </draw:measure>
        <draw:measure draw:style-name="gr7" draw:text-style-name="P1" draw:layer="measurelines" svg:x1="3.9cm" svg:y1="7.25cm" svg:x2="3.9cm" svg:y2="6.75cm">
          <text:p text:style-name="P4">25</text:p>
        </draw:measure>
        <draw:measure draw:style-name="gr7" draw:text-style-name="P1" draw:layer="measurelines" svg:x1="3cm" svg:y1="7.249cm" svg:x2="3cm" svg:y2="4.749cm">
          <text:p text:style-name="P4">310</text:p>
        </draw:measure>
        <draw:measure draw:style-name="gr7" draw:text-style-name="P1" draw:layer="measurelines" svg:x1="3.9cm" svg:y1="4.748cm" svg:x2="3.9cm" svg:y2="3.499cm">
          <text:p text:style-name="P4">290</text:p>
        </draw:measure>
        <draw:measure draw:style-name="gr7" draw:text-style-name="P1" draw:layer="measurelines" svg:x1="5.558cm" svg:y1="13cm" svg:x2="6.308cm" svg:y2="13cm">
          <text:p text:style-name="P4">=</text:p>
        </draw:measure>
        <draw:measure draw:style-name="gr7" draw:text-style-name="P1" draw:layer="measurelines" svg:x1="7.808cm" svg:y1="13cm" svg:x2="8.558cm" svg:y2="13cm">
          <text:p text:style-name="P4">=</text:p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826 1131 754" svg:d="M566 826l-566 754 114-85 136-68 148-46 161-17 161 13 153 46 140 68 118 89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9:05:10.642489859</meta:creation-date>
    <dc:date>2024-11-27T09:18:16.043471857</dc:date>
    <meta:editing-duration>PT2M33S</meta:editing-duration>
    <meta:editing-cycles>1</meta:editing-cycles>
    <meta:document-statistic meta:object-count="27"/>
    <meta:generator>LibreOffice/24.8.3.2$Linux_X86_64 LibreOffice_project/480$Build-2</meta:generator>
  </office:meta>
</office:document-meta>
</file>